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officeooo:rsid="001fec60" officeooo:paragraph-rsid="001fec60" style:font-size-asian="10pt" style:font-size-complex="10pt"/>
    </style:style>
    <style:style style:name="P2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bold" officeooo:rsid="001fec60" officeooo:paragraph-rsid="001fec60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weight="normal" officeooo:rsid="0020dedb" officeooo:paragraph-rsid="0020dedb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weight="normal" officeooo:rsid="002353cf" officeooo:paragraph-rsid="002353cf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-0.8118in" fo:line-height="115%" fo:text-align="justify" style:justify-single-word="false" fo:text-indent="0in" style:auto-text-indent="false" style:page-number="auto" fo:background-color="transparent"/>
      <style:text-properties fo:font-size="15pt" fo:font-weight="bold" officeooo:rsid="001fec60" officeooo:paragraph-rsid="001fec60" style:font-size-asian="15pt" style:font-weight-asian="bold" style:font-size-complex="15pt" style:font-weight-complex="bold"/>
    </style:style>
    <style:style style:name="P6" style:family="paragraph" style:parent-style-name="Text_20_body" style:list-style-name="">
      <loext:graphic-properties draw:fill="none"/>
      <style:paragraph-properties fo:margin-left="-0.6866in" fo:margin-right="0in" fo:margin-top="0.0972in" fo:margin-bottom="0.0835in" style:contextual-spacing="false" fo:line-height="115%" fo:text-align="justify" style:justify-single-word="false" fo:text-indent="0in" style:auto-text-indent="false" fo:background-color="transparent"/>
      <style:text-properties officeooo:rsid="001fdb34" officeooo:paragraph-rsid="001fdb34"/>
    </style:style>
    <style:style style:name="P7" style:family="paragraph" style:parent-style-name="Text_20_body" style:list-style-name="">
      <loext:graphic-properties draw:fill="none"/>
      <style:paragraph-properties fo:margin-left="-0.6866in" fo:margin-right="0in" fo:margin-top="0.0972in" fo:margin-bottom="0.0835in" style:contextual-spacing="false" fo:text-align="justify" style:justify-single-word="false" fo:text-indent="0in" style:auto-text-indent="false" fo:background-color="transparent"/>
      <style:text-properties fo:font-weight="normal" officeooo:rsid="001fec60" officeooo:paragraph-rsid="001fec60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officeooo:rsid="001fec60" officeooo:paragraph-rsid="001fec60" style:font-size-asian="10pt" style:font-size-complex="10pt"/>
    </style:style>
    <style:style style:name="P9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bold" officeooo:rsid="001fec60" officeooo:paragraph-rsid="001fec60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bold" officeooo:rsid="002353cf" officeooo:paragraph-rsid="002353cf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bold" officeooo:rsid="002452dc" officeooo:paragraph-rsid="002452dc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bold" officeooo:rsid="0026fce1" officeooo:paragraph-rsid="0027349f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normal" officeooo:rsid="001fec60" officeooo:paragraph-rsid="001fec60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normal" officeooo:rsid="0020dedb" officeooo:paragraph-rsid="0020dedb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normal" officeooo:rsid="0021e913" officeooo:paragraph-rsid="0021e913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normal" officeooo:rsid="002353cf" officeooo:paragraph-rsid="002353cf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normal" officeooo:rsid="002452dc" officeooo:paragraph-rsid="002452dc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fo:font-size="10pt" fo:font-weight="normal" officeooo:rsid="0026fce1" officeooo:paragraph-rsid="0026fce1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-0.75in" fo:margin-right="-0.6866in" fo:text-align="justify" style:justify-single-word="false" fo:text-indent="0in" style:auto-text-indent="false" fo:background-color="transparent"/>
      <style:text-properties officeooo:rsid="001fdb34" officeooo:paragraph-rsid="001fdb34"/>
    </style:style>
    <style:style style:name="P20" style:family="paragraph" style:parent-style-name="Standard" style:master-page-name="">
      <loext:graphic-properties draw:fill="none"/>
      <style:paragraph-properties fo:margin-left="-0.75in" fo:margin-right="-0.6866in" fo:text-align="justify" style:justify-single-word="false" fo:text-indent="0in" style:auto-text-indent="false" style:page-number="auto" fo:background-color="transparent"/>
      <style:text-properties officeooo:rsid="001fdb34" officeooo:paragraph-rsid="001fdb34"/>
    </style:style>
    <style:style style:name="P21" style:family="paragraph" style:parent-style-name="Standard">
      <loext:graphic-properties draw:fill="none"/>
      <style:paragraph-properties fo:margin-left="0in" fo:margin-right="-0.8118in" fo:line-height="115%" fo:text-align="justify" style:justify-single-word="false" fo:text-indent="0in" style:auto-text-indent="false" fo:background-color="transparent"/>
      <style:text-properties style:text-line-through-style="none" style:text-line-through-type="none" fo:font-size="10pt" fo:font-weight="bold" officeooo:rsid="0027349f" officeooo:paragraph-rsid="0027349f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1e913" style:font-size-asian="10pt" style:font-size-complex="10pt"/>
    </style:style>
    <style:style style:name="T3" style:family="text">
      <style:text-properties fo:font-size="10pt" officeooo:rsid="002452dc" style:font-size-asian="10pt" style:font-size-complex="10pt"/>
    </style:style>
    <style:style style:name="gr1" style:family="graphic">
      <style:graphic-properties draw:stroke="none" svg:stroke-color="#000000" draw:fill="none" draw:fill-color="#ffffff" fo:min-height="0.65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8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: PARITOSH LAHRE<text:tab/><text:tab/>ID : 12341550<text:tab/><text:tab/><text:tab/>COURSE : CSP203</text:p>
      <text:p text:style-name="P2">1.GREP</text:p>
      <text:p text:style-name="P1">email : grep -E "[a-zA-Z0-9._%+-]+@[a-zA-Z0-9.-]+\.[a-zA-Z]{2,}" filename</text:p>
      <text:p text:style-name="P1">phone no. : grep -E "(\([0-9]{3}\)|[0-9]{3})[-. ]?[0-9]{3}[-. ]?[0-9]{4}" filename</text:p>
      <text:p text:style-name="P1"><draw:frame text:anchor-type="paragraph" draw:z-index="10" draw:name="Text Frame 11" draw:style-name="gr5" draw:text-style-name="P24" svg:width="3.0969in" svg:height="1.1189in" svg:x="4.5535in" svg:y="0.0764in"><draw:text-box><text:p><text:span text:style-name="T1">-q: Quiet mode. Suppresses output, useful for just </text:span><text:span text:style-name="T1">checking if a pattern exists.</text:span></text:p><text:p><text:span text:style-name="T1">-i: Ignore case. Matches patterns regardless of case.</text:span></text:p><text:p><text:span text:style-name="T1">-r or -R: Recursive search through directories.</text:span></text:p><text:p><text:span text:style-name="T1">-E: Use extended regular expressions.</text:span></text:p><text:p><text:span text:style-name="T1"/></text:p><text:p><text:span text:style-name="T1">^ for starting pos , $ for end pos</text:span></text:p></draw:text-box></draw:frame>dd/mm/yyyy : grep -E "([0-9]{2})/([0-9]{2})/([0-9]{4})" filename </text:p>
      <text:p text:style-name="P1">ip address : grep -E "([0-9]{1,3}\.){3}[0-9]{1,3}" filename</text:p>
      <text:p text:style-name="P1">URL : grep -E "https?://[a-zA-Z0-9./?=_-]+" filename</text:p>
      <text:p text:style-name="P1">hexa : grep -E "0[xX][0-9a-fA-F]+|[0-9a-fA-F]+" filename</text:p>
      <text:p text:style-name="P1">credit card : grep -E "[0-9]{4}(-[0-9]{4}){3}" filename</text:p>
      <text:p text:style-name="P1">MAC address : grep -E "([0-9A-Fa-f]{2}:){5}[0-9A-Fa-f]{2}" filename</text:p>
      <text:p text:style-name="P1"/>
      <text:p text:style-name="P2">2.SED COMMAND</text:p>
      <text:p text:style-name="P13">sed [options] 'command' filename</text:p>
      <text:p text:style-name="P3"><text:span text:style-name="T1">find-replace : sed 's/pattern/replacement/' filename ||&amp;|| sed 's/\(pattern\)/replacement\1/' filename <text:s/></text:span><text:span text:style-name="T2">|| <text:s/>sed 's|pattern|replacement|' filename</text:span></text:p>
      <text:p text:style-name="P14">replace all occ in a line : sed 's/pattern/replacement/g' filename</text:p>
      <text:p text:style-name="P14">to ignore cases : sed 's/pattern/replacement/I' filename</text:p>
      <text:p text:style-name="P14">delete line or range : sed 'nd' filename or sed 'm,nd' filename</text:p>
      <text:p text:style-name="P14"><draw:frame text:anchor-type="paragraph" draw:z-index="11" draw:name="Text Frame 12" draw:style-name="gr4" draw:text-style-name="P24" svg:width="3.1516in" svg:height="0.9315in" svg:x="4.3602in" svg:y="0.1173in"><draw:text-box><text:p><text:span text:style-name="T1">-i: Edit files in </text:span><text:span text:style-name="T1">place.</text:span></text:p><text:p><text:span text:style-name="T1">-e: Add the script to </text:span><text:span text:style-name="T1">the commands to be </text:span><text:span text:style-name="T1">executed.</text:span></text:p><text:p><text:span text:style-name="T1">-f: Take the script </text:span><text:span text:style-name="T1">from a file.</text:span></text:p><text:p><text:span text:style-name="T1">-n: Suppress </text:span><text:span text:style-name="T1">automatic printing </text:span><text:span text:style-name="T1">of pattern space.</text:span></text:p></draw:text-box></draw:frame>delete all line matching pattern : sed '/pattern/d' filename</text:p>
      <text:p text:style-name="P14">inserting line before a line no. : sed 'n i\new_line_text' filename</text:p>
      <text:p text:style-name="P14">inserting line after a line no. : sed 'n a\new_line_text' filename</text:p>
      <text:p text:style-name="P14">to replace on particular line : sed 'n s/pattern/replacement/' filename</text:p>
      <text:p text:style-name="P14">to replace on ranges of line : sed 'm,n s/pattern/replacement/' filename</text:p>
      <text:p text:style-name="P14">to remove empty lines : sed '/^$/d' filename</text:p>
      <text:p text:style-name="P14">to remove trailing whitespaces : sed 's/[ \t]*$//' filename</text:p>
      <text:p text:style-name="P15">to add line number to file : sed = filename | sed 'N;s/\n/\t/'</text:p>
      <text:p text:style-name="P15">to append a string at the end of each line : sed 's/$/string_to_append/' filename</text:p>
      <text:p text:style-name="P15">to print specific line : sed -n 'np' filename <text:s/>||&amp;&amp;|| <text:s/>to print ranges of line : sed -n 'm,np' filename</text:p>
      <text:p text:style-name="P15">to only print matching pattern : sed -n '/pattern/p' filename</text:p>
      <text:p text:style-name="P15">to replace last occurr of a pattern on a line : sed 's/\(.*\)pattern/\1replacement/' filename</text:p>
      <text:p text:style-name="P15">to replace nth character in a line : sed 's/^\(.\{n\}\)(to be replaced..)/\1replacement/' filename</text:p>
      <text:p text:style-name="P15">to stop after a certain pattern is matched : sed '/pattern/q' filename</text:p>
      <text:p text:style-name="P15"/>
      <text:p text:style-name="P10">3.SSH</text:p>
      <text:p text:style-name="P4"><text:span text:style-name="T1">copy files to from : scp /path/to/localfile </text:span><text:a xlink:type="simple" xlink:href="mailto:user@remote_host" text:style-name="Internet_20_link" text:visited-style-name="Visited_20_Internet_20_Link"><text:span text:style-name="T1">user@remote_host</text:span></text:a><text:span text:style-name="T1">:/path/to/remotefile</text:span></text:p>
      <text:p text:style-name="P16"/>
      <text:p text:style-name="P10">4.SHELL SCRIPTING</text:p>
      <text:p text:style-name="P16">bash : #!/bin/bash</text:p>
      <text:p text:style-name="P16">variable : var_name="value"</text:p>
      <text:p text:style-name="P16">to access it : echo $var_name || echo to print</text:p>
      <text:p text:style-name="P4"><text:span text:style-name="T1">IF-ELSE : <text:s text:c="7"/><text:tab/><text:tab/> <text:s text:c="5"/></text:span><text:span text:style-name="T3">FOR LOOP:<text:tab/><text:tab/> <text:s text:c="8"/>WHILE LOOP:</text:span></text:p>
      <text:p text:style-name="P16"><draw:frame text:anchor-type="paragraph" draw:z-index="1" draw:name="Text Frame 2" draw:style-name="gr13" draw:text-style-name="P25" svg:width="1.4941in" svg:height="0.7012in" svg:x="1.6839in" svg:y="-0.0228in"><draw:text-box><text:p><text:span text:style-name="T1">for i in {1..n}; do</text:span></text:p><text:p><text:span text:style-name="T1"><text:s text:c="4"/></text:span><text:span text:style-name="T1">echo "Welcome $i"</text:span></text:p><text:p><text:span text:style-name="T1">done</text:span></text:p><text:p/></draw:text-box></draw:frame><draw:frame text:anchor-type="paragraph" draw:z-index="2" draw:name="Text Frame 3" draw:style-name="gr10" draw:text-style-name="P25" svg:width="1.1862in" svg:height="0.8315in" svg:x="3.311in" svg:y="0.0217in"><draw:text-box><text:p><text:span text:style-name="T1">while [ condition ]; do</text:span></text:p><text:p><text:span text:style-name="T1"><text:s text:c="4"/></text:span><text:span text:style-name="T1"># commands</text:span></text:p><text:p><text:span text:style-name="T1">done</text:span></text:p><text:p/></draw:text-box></draw:frame><draw:frame text:anchor-type="paragraph" draw:z-index="0" draw:name="Text Frame 1" draw:style-name="gr14" draw:text-style-name="P25" svg:width="1.5004in" svg:height="1.3106in" svg:x="0.0165in" svg:y="0.048in"><draw:text-box><text:p><text:span text:style-name="T1">if [ condition ]; then</text:span></text:p><text:p><text:span text:style-name="T1"><text:s text:c="4"/></text:span><text:span text:style-name="T1"># commands</text:span></text:p><text:p><text:span text:style-name="T1">elif [ condition ]; then</text:span></text:p><text:p><text:span text:style-name="T1"><text:s text:c="4"/></text:span><text:span text:style-name="T1"># commands</text:span></text:p><text:p><text:span text:style-name="T1">else</text:span></text:p><text:p><text:span text:style-name="T1"><text:s text:c="4"/></text:span><text:span text:style-name="T1"># commands</text:span></text:p><text:p><text:span text:style-name="T1">fi</text:span></text:p><text:p/></draw:text-box></draw:frame></text:p>
      <text:p text:style-name="P16"/>
      <text:p text:style-name="P15"/>
      <text:p text:style-name="P15"/>
      <text:p text:style-name="P15"/>
      <text:p text:style-name="P15"><draw:frame text:anchor-type="paragraph" draw:z-index="4" draw:name="Text Frame 5" draw:style-name="gr11" draw:text-style-name="P26" svg:width="1.5969in" svg:height="1.0516in" svg:x="1.8839in" svg:y="0.0638in"><draw:text-box><text:p><text:span text:style-name="T1">INPUT OUTPUT</text:span></text:p><text:p><text:span text:style-name="T1">echo "This is a message"</text:span></text:p><text:p><text:span text:style-name="T1"/></text:p><text:p><text:span text:style-name="T1">read -r var</text:span></text:p><text:p><text:span text:style-name="T1">echo "You entered: $var"</text:span></text:p><text:p><text:span text:style-name="T1"/></text:p></draw:text-box></draw:frame><draw:frame text:anchor-type="paragraph" draw:z-index="8" draw:name="Text Frame 9" draw:style-name="gr7" draw:text-style-name="P25" svg:width="1.885in" svg:height="0.6717in" svg:x="3.8264in" svg:y="0.1398in"><draw:text-box><text:p><text:span text:style-name="T1">COMMAND </text:span><text:span text:style-name="T1">ASSIGNMENT :</text:span></text:p><text:p><text:span text:style-name="T1">result=$(command)</text:span></text:p><text:p><text:span text:style-name="T1">echo $result</text:span></text:p><text:p/></draw:text-box></draw:frame></text:p>
      <text:p text:style-name="P15"><draw:frame text:anchor-type="paragraph" draw:z-index="3" draw:name="Text Frame 4" draw:style-name="gr12" draw:text-style-name="P26" svg:width="1.5988in" svg:height="1.1189in" svg:x="0.0165in" svg:y="0.1256in"><draw:text-box><text:p><text:span text:style-name="T1">Comparision :</text:span></text:p><text:p><text:span text:style-name="T1">-eq, -ne, -lt, -le, -gt, -ge</text:span></text:p><text:p><text:span text:style-name="T1"/></text:p><text:p><text:span text:style-name="T1">=, !=, -z (empty), -n (not </text:span><text:span text:style-name="T1">empty)</text:span></text:p><text:p><text:span text:style-name="T1"/></text:p></draw:text-box></draw:frame></text:p>
      <text:p text:style-name="P15"/>
      <text:p text:style-name="P15"/>
      <text:p text:style-name="P15"/>
      <text:p text:style-name="P15"/>
      <text:p text:style-name="P15"/>
      <text:p text:style-name="P11"><draw:frame text:anchor-type="paragraph" draw:z-index="7" draw:name="Text Frame 8" draw:style-name="gr8" draw:text-style-name="P26" svg:width="1.6421in" svg:height="0.9594in" svg:x="2.8882in" svg:y="0.1575in"><draw:text-box><text:p><text:span text:style-name="T1">Reading file line by line : </text:span></text:p><text:p><text:span text:style-name="T1">while IFS= read -r line; do</text:span></text:p><text:p><text:span text:style-name="T1"><text:s text:c="4"/></text:span><text:span text:style-name="T1">echo "$line"</text:span></text:p><text:p><text:span text:style-name="T1">done &lt; filename</text:span></text:p><text:p><text:span text:style-name="T1"/></text:p></draw:text-box></draw:frame>5.FILE OPERATIONS</text:p>
      <text:p text:style-name="P17"><draw:frame text:anchor-type="paragraph" draw:z-index="5" draw:name="Text Frame 6" draw:style-name="gr10" draw:text-style-name="P25" svg:width="1.2122in" svg:height="0.8315in" svg:x="0.0362in" svg:y="0.0217in"><draw:text-box><text:p><text:span text:style-name="T1">If file exists:</text:span><text:span text:style-name="T1"><text:line-break/></text:span><text:span text:style-name="T1">if [ -f filename ]; then</text:span></text:p><text:p><text:span text:style-name="T1"><text:s text:c="4"/></text:span><text:span text:style-name="T1">echo "File exists"</text:span></text:p><text:p><text:span text:style-name="T1">fi</text:span></text:p><text:p/></draw:text-box></draw:frame><draw:frame text:anchor-type="paragraph" draw:z-index="6" draw:name="Text Frame 7" draw:style-name="gr9" draw:text-style-name="P26" svg:width="1.4622in" svg:height="0.8004in" svg:x="1.4146in" svg:y="-0.0075in"><draw:text-box><text:p><text:span text:style-name="T1">If dir exists :</text:span></text:p><text:p><text:span text:style-name="T1">if [ -d dirname ]; then</text:span></text:p><text:p><text:span text:style-name="T1"><text:s text:c="4"/></text:span><text:span text:style-name="T1">echo "Directory exists"</text:span></text:p><text:p><text:span text:style-name="T1">fi</text:span></text:p><text:p><text:span text:style-name="T1"/></text:p></draw:text-box></draw:frame></text:p>
      <text:p text:style-name="P15"/>
      <text:p text:style-name="P15"/>
      <text:p text:style-name="P15"/>
      <text:p text:style-name="P15"/>
      <text:p text:style-name="P15"/>
      <text:p text:style-name="P12"><text:soft-page-break/>SWITCH CASE :</text:p>
      <text:p text:style-name="P18"><draw:frame text:anchor-type="paragraph" draw:z-index="9" draw:name="Text Frame 10" draw:style-name="gr6" draw:text-style-name="P24" svg:width="2.4343in" svg:height="2.3969in" svg:x="0.0091in" svg:y="-0.0098in"><draw:text-box><text:p text:style-name="P23"><text:span text:style-name="T1">case "$variable" in</text:span></text:p><text:p text:style-name="P23"><text:span text:style-name="T1"><text:s text:c="4"/></text:span><text:span text:style-name="T1">pattern1)</text:span></text:p><text:p text:style-name="P23"><text:span text:style-name="T1"><text:s text:c="8"/></text:span><text:span text:style-name="T1"># commands to </text:span><text:span text:style-name="T1">execute if pattern1 </text:span><text:span text:style-name="T1">matches</text:span></text:p><text:p text:style-name="P23"><text:span text:style-name="T1"><text:s text:c="8"/></text:span><text:span text:style-name="T1">;;</text:span></text:p><text:p text:style-name="P23"><text:span text:style-name="T1"><text:s text:c="4"/></text:span><text:span text:style-name="T1">pattern2)</text:span></text:p><text:p text:style-name="P23"><text:span text:style-name="T1"><text:s text:c="8"/></text:span><text:span text:style-name="T1"># commands to </text:span><text:span text:style-name="T1">execute if pattern2 </text:span><text:span text:style-name="T1">matches</text:span></text:p><text:p text:style-name="P23"><text:span text:style-name="T1"><text:s text:c="8"/></text:span><text:span text:style-name="T1">;;</text:span></text:p><text:p text:style-name="P23"><text:span text:style-name="T1"><text:s text:c="4"/></text:span><text:span text:style-name="T1">*)</text:span></text:p><text:p text:style-name="P23"><text:span text:style-name="T1"><text:s text:c="8"/></text:span><text:span text:style-name="T1"># commands to </text:span><text:span text:style-name="T1">execute if no patterns </text:span><text:span text:style-name="T1">match (optional)</text:span></text:p><text:p text:style-name="P23"><text:span text:style-name="T1"><text:s text:c="8"/></text:span><text:span text:style-name="T1">;;</text:span></text:p><text:p text:style-name="P23"><text:span text:style-name="T1">esac</text:span></text:p><text:p text:style-name="P23"><text:span text:style-name="T1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MISCELLANEOUS:</text:p>
      <text:p text:style-name="P18"><draw:frame text:anchor-type="paragraph" draw:z-index="12" draw:name="Text Frame 13" draw:style-name="gr3" draw:text-style-name="P24" svg:width="2.6488in" svg:height="1.0858in" svg:x="0.0283in" svg:y="0.1457in"><draw:text-box><text:p><text:span text:style-name="T1">[ ] or [[ ]]: Test conditions </text:span><text:span text:style-name="T1">(single brackets is POSIX-</text:span><text:span text:style-name="T1">compliant, double </text:span><text:span text:style-name="T1">brackets are Bash-</text:span><text:span text:style-name="T1">specific).</text:span></text:p><text:p><text:span text:style-name="T1">(( )): Arithmetic </text:span><text:span text:style-name="T1">evaluations.</text:span></text:p><text:p><text:span text:style-name="T1">-f: Check if file exists.</text:span></text:p><text:p><text:span text:style-name="T1">-d: Check if directory </text:span><text:span text:style-name="T1">exists.</text:span></text:p></draw:text-box></draw:frame></text:p>
      <text:p text:style-name="P18"><draw:frame text:anchor-type="paragraph" draw:z-index="14" draw:name="Text Frame 15" draw:style-name="gr1" draw:text-style-name="P22" svg:width="4.6858in" svg:height="0.7996in" svg:x="2.9638in" svg:y="0.0335in"><draw:text-box><text:p><text:span text:style-name="T1">sed 's/old/new/' file.txt <text:s text:c="8"/></text:span><text:span text:style-name="T1"><text:s text:c="3"/># Replace 'old' with 'new' </text:span><text:span text:style-name="T1">in file.txt</text:span></text:p><text:p><text:span text:style-name="T1">sed -i 's/old/new/g' file.txt <text:s text:c="2"/></text:span><text:span text:style-name="T1"><text:s text:c="6"/># In-place replacement, </text:span><text:span text:style-name="T1">global (all occurrences)</text:span></text:p><text:p><text:span text:style-name="T1">sed -n 's/old/new/p' file.txt <text:s/></text:span><text:span text:style-name="T1"><text:s text:c="7"/># Replace 'old' with </text:span><text:span text:style-name="T1">'new' and print the result</text:span></text:p><text:p><text:span text:style-name="T1">sed -f script.sed file.txt <text:s text:c="7"/></text:span><text:span text:style-name="T1"><text:s text:c="4"/># Use commands from </text:span><text:span text:style-name="T1">script.sed to edit file.txt</text:span></text:p><text:p><text:span text:style-name="T1"/></text:p></draw:text-box></draw:frame></text:p>
      <text:p text:style-name="P18"/>
      <text:p text:style-name="P18"/>
      <text:p text:style-name="P18"/>
      <text:p text:style-name="P18"/>
      <text:p text:style-name="P15"/>
      <text:p text:style-name="P1"/>
      <text:h text:style-name="P6" text:outline-level="3"><draw:frame text:anchor-type="paragraph" draw:z-index="13" draw:name="Text Frame 14" draw:style-name="gr2" draw:text-style-name="P24" svg:width="4.5697in" svg:height="2.0843in" svg:x="0.1055in" svg:y="0.0535in"><draw:text-box><text:p text:style-name="P23"><text:span text:style-name="T1">awk 'pattern { action }' </text:span><text:span text:style-name="T1">[file...]</text:span></text:p><text:p text:style-name="P23"><text:span text:style-name="T1">Pattern Matching:</text:span></text:p><text:p text:style-name="P23"><text:span text:style-name="T1"/></text:p><text:p text:style-name="P23"><text:span text:style-name="T1">awk processes lines that </text:span><text:span text:style-name="T1">match a specified pattern.</text:span></text:p><text:p text:style-name="P23"><text:span text:style-name="T1">Patterns can be regular </text:span><text:span text:style-name="T1">expressions, relational </text:span><text:span text:style-name="T1">expressions, or logical </text:span><text:span text:style-name="T1">expressions.</text:span></text:p><text:p text:style-name="P23"><text:span text:style-name="T1">Field Separator:</text:span></text:p><text:p text:style-name="P23"><text:span text:style-name="T1"/></text:p><text:p text:style-name="P23"><text:span text:style-name="T1">By default, awk uses </text:span><text:span text:style-name="T1">whitespace (spaces or </text:span><text:span text:style-name="T1">tabs) as the field separator.</text:span></text:p><text:p text:style-name="P23"><text:span text:style-name="T1">You can change this with </text:span><text:span text:style-name="T1">the -F option.</text:span></text:p><text:p text:style-name="P23"><text:span text:style-name="T1">Fields:</text:span></text:p><text:p text:style-name="P23"><text:span text:style-name="T1"/></text:p><text:p text:style-name="P23"><text:span text:style-name="T1">awk treats each line of </text:span><text:span text:style-name="T1">input as a record and splits </text:span><text:span text:style-name="T1">it into fields.</text:span></text:p><text:p text:style-name="P23"><text:span text:style-name="T1">Fields are referenced </text:span><text:span text:style-name="T1">using $1, $2, ..., $n for the </text:span><text:span text:style-name="T1">first, second, ..., nth field</text:span></text:p></draw:text-box></draw:frame></text:h>
      <text:h text:style-name="P7" text:outline-level="3">vdff</text:h>
      <text:p text:style-name="P20"><text:tab/></text:p>
      <text:p text:style-name="P19"/>
      <text:p text:style-name="P19"/>
      <text:p text:style-name="P19"/>
      <text:p text:style-name="P19"/>
      <text:p text:style-name="P19"/>
      <text:p text:style-name="P19"><text:tab/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35in" fo:margin-left="0.3701in" fo:margin-right="0.3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8:47:51.466734434</meta:creation-date>
    <dc:date>2024-09-13T12:38:04.038940685</dc:date>
    <meta:editing-duration>PT15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318" meta:character-count="2250" meta:non-whitespace-character-count="1938"/>
  </office:meta>
</office:document-meta>
</file>